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48" style:family="table">
      <style:table-properties style:width="10.859cm" fo:margin-left="-0.079cm" table:align="left" style:writing-mode="lr-tb"/>
    </style:style>
    <style:style style:name="Table48.A" style:family="table-column">
      <style:table-column-properties style:column-width="1.796cm"/>
    </style:style>
    <style:style style:name="Table48.B" style:family="table-column">
      <style:table-column-properties style:column-width="2.817cm"/>
    </style:style>
    <style:style style:name="Table48.C" style:family="table-column">
      <style:table-column-properties style:column-width="2.367cm"/>
    </style:style>
    <style:style style:name="Table48.D" style:family="table-column">
      <style:table-column-properties style:column-width="3.879cm"/>
    </style:style>
    <style:style style:name="Table48.1" style:family="table-row">
      <style:table-row-properties fo:keep-together="auto"/>
    </style:style>
    <style:style style:name="Table48.A1" style:family="table-cell">
      <style:table-cell-properties style:vertical-align="middle" fo:padding="0.026cm" fo:border="none" style:writing-mode="lr-tb"/>
    </style:style>
    <style:style style:name="Table49" style:family="table">
      <style:table-properties style:width="16.002cm" table:align="left" style:writing-mode="lr-tb"/>
    </style:style>
    <style:style style:name="Table49.A" style:family="table-column">
      <style:table-column-properties style:column-width="16.002cm"/>
    </style:style>
    <style:style style:name="Table49.1" style:family="table-row">
      <style:table-row-properties fo:keep-together="auto"/>
    </style:style>
    <style:style style:name="Table49.A1" style:family="table-cell">
      <style:table-cell-properties style:vertical-align="middle" fo:background-color="#7a5ada" fo:padding="0cm" fo:border="none" style:writing-mode="lr-tb">
        <style:background-image/>
      </style:table-cell-properties>
    </style:style>
    <style:style style:name="Table49.A2" style:family="table-cell">
      <style:table-cell-properties style:vertical-align="middle" fo:background-color="#eeeeff" fo:padding="0cm" fo:border="none" style:writing-mode="lr-tb">
        <style:background-image/>
      </style:table-cell-properties>
    </style:style>
    <style:style style:name="Table50" style:family="table">
      <style:table-properties style:width="5.674cm" fo:margin-left="-0.079cm" table:align="left" style:writing-mode="lr-tb"/>
    </style:style>
    <style:style style:name="Table50.A" style:family="table-column">
      <style:table-column-properties style:column-width="1.796cm"/>
    </style:style>
    <style:style style:name="Table50.B" style:family="table-column">
      <style:table-column-properties style:column-width="3.879cm"/>
    </style:style>
    <style:style style:name="Table50.1" style:family="table-row">
      <style:table-row-properties fo:keep-together="auto"/>
    </style:style>
    <style:style style:name="Table50.A1" style:family="table-cell">
      <style:table-cell-properties style:vertical-align="middle" fo:padding="0.026cm" fo:border="none" style:writing-mode="lr-tb"/>
    </style:style>
    <style:style style:name="Table51" style:family="table">
      <style:table-properties style:width="16.002cm" table:align="left" style:writing-mode="lr-tb"/>
    </style:style>
    <style:style style:name="Table51.A" style:family="table-column">
      <style:table-column-properties style:column-width="16.002cm"/>
    </style:style>
    <style:style style:name="Table51.1" style:family="table-row">
      <style:table-row-properties fo:keep-together="auto"/>
    </style:style>
    <style:style style:name="Table51.A1" style:family="table-cell">
      <style:table-cell-properties style:vertical-align="middle" fo:background-color="#7a5ada" fo:padding="0cm" fo:border="none" style:writing-mode="lr-tb">
        <style:background-image/>
      </style:table-cell-properties>
    </style:style>
    <style:style style:name="Table51.A2" style:family="table-cell">
      <style:table-cell-properties style:vertical-align="middle" fo:background-color="#eeeeff" fo:padding="0cm" fo:border="none" style:writing-mode="lr-tb">
        <style:background-image/>
      </style:table-cell-properties>
    </style:style>
    <style:style style:name="Table52" style:family="table">
      <style:table-properties style:width="16.002cm" table:align="left" style:writing-mode="lr-tb"/>
    </style:style>
    <style:style style:name="Table52.A" style:family="table-column">
      <style:table-column-properties style:column-width="16.002cm"/>
    </style:style>
    <style:style style:name="Table52.1" style:family="table-row">
      <style:table-row-properties fo:keep-together="auto"/>
    </style:style>
    <style:style style:name="Table52.A1" style:family="table-cell">
      <style:table-cell-properties style:vertical-align="middle" fo:background-color="#7a5ada" fo:padding="0cm" fo:border="none" style:writing-mode="lr-tb">
        <style:background-image/>
      </style:table-cell-properties>
    </style:style>
    <style:style style:name="Table52.A2" style:family="table-cell">
      <style:table-cell-properties style:vertical-align="middle" fo:background-color="#eeeeff" fo:padding="0cm" fo:border="none" style:writing-mode="lr-tb">
        <style:background-image/>
      </style:table-cell-properties>
    </style:style>
    <style:style style:name="Table53" style:family="table">
      <style:table-properties style:width="16.002cm" table:align="left" style:writing-mode="lr-tb"/>
    </style:style>
    <style:style style:name="Table53.A" style:family="table-column">
      <style:table-column-properties style:column-width="16.002cm"/>
    </style:style>
    <style:style style:name="Table53.1" style:family="table-row">
      <style:table-row-properties fo:keep-together="auto"/>
    </style:style>
    <style:style style:name="Table53.A1" style:family="table-cell">
      <style:table-cell-properties style:vertical-align="middle" fo:background-color="#7a5ada" fo:padding="0cm" fo:border="none" style:writing-mode="lr-tb">
        <style:background-image/>
      </style:table-cell-properties>
    </style:style>
    <style:style style:name="Table53.A2" style:family="table-cell">
      <style:table-cell-properties style:vertical-align="middle" fo:background-color="#eeeeff" fo:padding="0cm" fo:border="none" style:writing-mode="lr-tb">
        <style:background-image/>
      </style:table-cell-properties>
    </style:style>
    <style:style style:name="Table54" style:family="table">
      <style:table-properties style:width="16.002cm" table:align="left" style:writing-mode="lr-tb"/>
    </style:style>
    <style:style style:name="Table54.A" style:family="table-column">
      <style:table-column-properties style:column-width="16.002cm"/>
    </style:style>
    <style:style style:name="Table54.1" style:family="table-row">
      <style:table-row-properties fo:keep-together="auto"/>
    </style:style>
    <style:style style:name="Table54.A1" style:family="table-cell">
      <style:table-cell-properties style:vertical-align="middle" fo:background-color="#7a5ada" fo:padding="0cm" fo:border="none" style:writing-mode="lr-tb">
        <style:background-image/>
      </style:table-cell-properties>
    </style:style>
    <style:style style:name="Table54.A2" style:family="table-cell">
      <style:table-cell-properties style:vertical-align="middle" fo:background-color="#eeeeff" fo:padding="0cm" fo:border="none" style:writing-mode="lr-tb">
        <style:background-image/>
      </style:table-cell-properties>
    </style:style>
    <style:style style:name="Table55" style:family="table">
      <style:table-properties style:width="16.002cm" table:align="left" style:writing-mode="lr-tb"/>
    </style:style>
    <style:style style:name="Table55.A" style:family="table-column">
      <style:table-column-properties style:column-width="16.002cm"/>
    </style:style>
    <style:style style:name="Table55.1" style:family="table-row">
      <style:table-row-properties fo:keep-together="auto"/>
    </style:style>
    <style:style style:name="Table55.A1" style:family="table-cell">
      <style:table-cell-properties style:vertical-align="middle" fo:background-color="#7a5ada" fo:padding="0cm" fo:border="none" style:writing-mode="lr-tb">
        <style:background-image/>
      </style:table-cell-properties>
    </style:style>
    <style:style style:name="Table55.A2" style:family="table-cell">
      <style:table-cell-properties style:vertical-align="middle" fo:background-color="#eeeeff" fo:padding="0cm" fo:border="none" style:writing-mode="lr-tb">
        <style:background-image/>
      </style:table-cell-properties>
    </style:style>
    <style:style style:name="Table56" style:family="table">
      <style:table-properties style:width="16.002cm" table:align="left" style:writing-mode="lr-tb"/>
    </style:style>
    <style:style style:name="Table56.A" style:family="table-column">
      <style:table-column-properties style:column-width="16.002cm"/>
    </style:style>
    <style:style style:name="Table56.1" style:family="table-row">
      <style:table-row-properties fo:keep-together="auto"/>
    </style:style>
    <style:style style:name="Table56.A1" style:family="table-cell">
      <style:table-cell-properties style:vertical-align="middle" fo:background-color="#7a5ada" fo:padding="0cm" fo:border="none" style:writing-mode="lr-tb">
        <style:background-image/>
      </style:table-cell-properties>
    </style:style>
    <style:style style:name="Table56.A2" style:family="table-cell">
      <style:table-cell-properties style:vertical-align="middle" fo:background-color="#eeeeff" fo:padding="0cm" fo:border="none" style:writing-mode="lr-tb">
        <style:background-image/>
      </style:table-cell-properties>
    </style:style>
    <style:style style:name="Table57" style:family="table">
      <style:table-properties style:width="16.002cm" table:align="left" style:writing-mode="lr-tb"/>
    </style:style>
    <style:style style:name="Table57.A" style:family="table-column">
      <style:table-column-properties style:column-width="16.002cm"/>
    </style:style>
    <style:style style:name="Table57.1" style:family="table-row">
      <style:table-row-properties fo:keep-together="auto"/>
    </style:style>
    <style:style style:name="Table57.A1" style:family="table-cell">
      <style:table-cell-properties style:vertical-align="middle" fo:background-color="#7a5ada" fo:padding="0cm" fo:border="none" style:writing-mode="lr-tb">
        <style:background-image/>
      </style:table-cell-properties>
    </style:style>
    <style:style style:name="Table57.A2" style:family="table-cell">
      <style:table-cell-properties style:vertical-align="middle" fo:background-color="#eeeeff" fo:padding="0cm" fo:border="none" style:writing-mode="lr-tb">
        <style:background-image/>
      </style:table-cell-properties>
    </style:style>
    <style:style style:name="Table58" style:family="table">
      <style:table-properties style:width="16.002cm" table:align="left" style:writing-mode="lr-tb"/>
    </style:style>
    <style:style style:name="Table58.A" style:family="table-column">
      <style:table-column-properties style:column-width="16.002cm"/>
    </style:style>
    <style:style style:name="Table58.1" style:family="table-row">
      <style:table-row-properties fo:keep-together="auto"/>
    </style:style>
    <style:style style:name="Table58.A1" style:family="table-cell">
      <style:table-cell-properties style:vertical-align="middle" fo:background-color="#7a5ada" fo:padding="0cm" fo:border="none" style:writing-mode="lr-tb">
        <style:background-image/>
      </style:table-cell-properties>
    </style:style>
    <style:style style:name="Table58.A2" style:family="table-cell">
      <style:table-cell-properties style:vertical-align="middle" fo:background-color="#eeeeff" fo:padding="0cm" fo:border="none" style:writing-mode="lr-tb">
        <style:background-image/>
      </style:table-cell-properties>
    </style:style>
    <style:style style:name="Table59" style:family="table">
      <style:table-properties style:width="16.002cm" table:align="left" style:writing-mode="lr-tb"/>
    </style:style>
    <style:style style:name="Table59.A" style:family="table-column">
      <style:table-column-properties style:column-width="16.002cm"/>
    </style:style>
    <style:style style:name="Table59.1" style:family="table-row">
      <style:table-row-properties fo:keep-together="auto"/>
    </style:style>
    <style:style style:name="Table59.A1" style:family="table-cell">
      <style:table-cell-properties style:vertical-align="middle" fo:background-color="#7a5ada" fo:padding="0cm" fo:border="none" style:writing-mode="lr-tb">
        <style:background-image/>
      </style:table-cell-properties>
    </style:style>
    <style:style style:name="Table59.A2" style:family="table-cell">
      <style:table-cell-properties style:vertical-align="middle" fo:background-color="#eeeeff" fo:padding="0cm" fo:border="none" style:writing-mode="lr-tb">
        <style:background-image/>
      </style:table-cell-properties>
    </style:style>
    <style:style style:name="Table60" style:family="table">
      <style:table-properties style:width="16.002cm" table:align="left" style:writing-mode="lr-tb"/>
    </style:style>
    <style:style style:name="Table60.A" style:family="table-column">
      <style:table-column-properties style:column-width="16.002cm"/>
    </style:style>
    <style:style style:name="Table60.1" style:family="table-row">
      <style:table-row-properties fo:keep-together="auto"/>
    </style:style>
    <style:style style:name="Table60.A1" style:family="table-cell">
      <style:table-cell-properties style:vertical-align="middle" fo:background-color="#7a5ada" fo:padding="0cm" fo:border="none" style:writing-mode="lr-tb">
        <style:background-image/>
      </style:table-cell-properties>
    </style:style>
    <style:style style:name="Table60.A2" style:family="table-cell">
      <style:table-cell-properties style:vertical-align="middle" fo:background-color="#eeeeff" fo:padding="0cm" fo:border="none" style:writing-mode="lr-tb">
        <style:background-image/>
      </style:table-cell-properties>
    </style:style>
    <style:style style:name="Table61" style:family="table">
      <style:table-properties style:width="6.837cm" fo:margin-left="-0.079cm" table:align="left" style:writing-mode="lr-tb"/>
    </style:style>
    <style:style style:name="Table61.A" style:family="table-column">
      <style:table-column-properties style:column-width="2.843cm"/>
    </style:style>
    <style:style style:name="Table61.B" style:family="table-column">
      <style:table-column-properties style:column-width="3.993cm"/>
    </style:style>
    <style:style style:name="Table61.1" style:family="table-row">
      <style:table-row-properties fo:keep-together="auto"/>
    </style:style>
    <style:style style:name="Table61.A1" style:family="table-cell">
      <style:table-cell-properties style:vertical-align="middle" fo:padding="0.026cm" fo:border="none" style:writing-mode="lr-tb"/>
    </style:style>
    <style:style style:name="Table62" style:family="table">
      <style:table-properties style:width="16.002cm" table:align="left" style:writing-mode="lr-tb"/>
    </style:style>
    <style:style style:name="Table62.A" style:family="table-column">
      <style:table-column-properties style:column-width="16.002cm"/>
    </style:style>
    <style:style style:name="Table62.1" style:family="table-row">
      <style:table-row-properties fo:keep-together="auto"/>
    </style:style>
    <style:style style:name="Table62.A1" style:family="table-cell">
      <style:table-cell-properties style:vertical-align="middle" fo:background-color="#7a5ada" fo:padding="0cm" fo:border="none" style:writing-mode="lr-tb">
        <style:background-image/>
      </style:table-cell-properties>
    </style:style>
    <style:style style:name="Table62.A2" style:family="table-cell">
      <style:table-cell-properties style:vertical-align="middle" fo:background-color="#eeeeff" fo:padding="0cm" fo:border="none" style:writing-mode="lr-tb">
        <style:background-image/>
      </style:table-cell-properties>
    </style:style>
    <style:style style:name="Table63" style:family="table">
      <style:table-properties style:width="16.002cm" table:align="left" style:writing-mode="lr-tb"/>
    </style:style>
    <style:style style:name="Table63.A" style:family="table-column">
      <style:table-column-properties style:column-width="16.002cm"/>
    </style:style>
    <style:style style:name="Table63.1" style:family="table-row">
      <style:table-row-properties fo:keep-together="auto"/>
    </style:style>
    <style:style style:name="Table63.A1" style:family="table-cell">
      <style:table-cell-properties style:vertical-align="middle" fo:background-color="#7a5ada" fo:padding="0cm" fo:border="none" style:writing-mode="lr-tb">
        <style:background-image/>
      </style:table-cell-properties>
    </style:style>
    <style:style style:name="Table63.A2" style:family="table-cell">
      <style:table-cell-properties style:vertical-align="middle" fo:background-color="#eeeeff" fo:padding="0cm" fo:border="none" style:writing-mode="lr-tb">
        <style:background-image/>
      </style:table-cell-properties>
    </style:style>
    <style:style style:name="Table64" style:family="table">
      <style:table-properties style:width="16.002cm" table:align="left" style:writing-mode="lr-tb"/>
    </style:style>
    <style:style style:name="Table64.A" style:family="table-column">
      <style:table-column-properties style:column-width="16.002cm"/>
    </style:style>
    <style:style style:name="Table64.1" style:family="table-row">
      <style:table-row-properties fo:keep-together="auto"/>
    </style:style>
    <style:style style:name="Table64.A1" style:family="table-cell">
      <style:table-cell-properties style:vertical-align="middle" fo:background-color="#7a5ada" fo:padding="0cm" fo:border="none" style:writing-mode="lr-tb">
        <style:background-image/>
      </style:table-cell-properties>
    </style:style>
    <style:style style:name="Table64.A2" style:family="table-cell">
      <style:table-cell-properties style:vertical-align="middle" fo:background-color="#eeeeff" fo:padding="0cm" fo:border="none" style:writing-mode="lr-tb">
        <style:background-image/>
      </style:table-cell-properties>
    </style:style>
    <style:style style:name="Table65" style:family="table">
      <style:table-properties style:width="16.002cm" table:align="left" style:writing-mode="lr-tb"/>
    </style:style>
    <style:style style:name="Table65.A" style:family="table-column">
      <style:table-column-properties style:column-width="16.002cm"/>
    </style:style>
    <style:style style:name="Table65.1" style:family="table-row">
      <style:table-row-properties fo:keep-together="auto"/>
    </style:style>
    <style:style style:name="Table65.A1" style:family="table-cell">
      <style:table-cell-properties style:vertical-align="middle" fo:background-color="#7a5ada" fo:padding="0cm" fo:border="none" style:writing-mode="lr-tb">
        <style:background-image/>
      </style:table-cell-properties>
    </style:style>
    <style:style style:name="Table65.A2" style:family="table-cell">
      <style:table-cell-properties style:vertical-align="middle" fo:background-color="#eeeeff" fo:padding="0cm" fo:border="none" style:writing-mode="lr-tb">
        <style:background-image/>
      </style:table-cell-properties>
    </style:style>
    <style:style style:name="Table66" style:family="table">
      <style:table-properties style:width="16.002cm" table:align="left" style:writing-mode="lr-tb"/>
    </style:style>
    <style:style style:name="Table66.A" style:family="table-column">
      <style:table-column-properties style:column-width="16.002cm"/>
    </style:style>
    <style:style style:name="Table66.1" style:family="table-row">
      <style:table-row-properties fo:keep-together="auto"/>
    </style:style>
    <style:style style:name="Table66.A1" style:family="table-cell">
      <style:table-cell-properties style:vertical-align="middle" fo:background-color="#bbffbb" fo:padding="0cm" fo:border="none" style:writing-mode="lr-tb">
        <style:background-image/>
      </style:table-cell-properties>
    </style:style>
    <style:style style:name="P1" style:family="paragraph" style:parent-style-name="codetitle">
      <style:paragraph-properties fo:margin-top="0.494cm" fo:margin-bottom="0cm"/>
    </style:style>
    <style:style style:name="P2" style:family="paragraph" style:parent-style-name="note">
      <style:paragraph-properties fo:margin-top="0.494cm" fo:margin-bottom="0cm"/>
    </style:style>
    <style:style style:name="P3" style:family="paragraph" style:parent-style-name="Standard">
      <style:paragraph-properties fo:margin-top="0cm" fo:margin-bottom="0.353cm"/>
      <style:text-properties fo:font-weight="bold" style:font-weight-asian="bold" style:font-weight-complex="bold"/>
    </style:style>
    <style:style style:name="P4" style:family="paragraph" style:parent-style-name="Standard" style:list-style-name="WW8Num9">
      <style:paragraph-properties fo:margin-top="0cm" fo:margin-bottom="0.353cm" fo:line-height="100%"/>
    </style:style>
    <style:style style:name="P5" style:family="paragraph" style:parent-style-name="Standard">
      <style:paragraph-properties fo:margin-top="0cm" fo:margin-bottom="0.353cm" fo:line-height="115%" fo:orphans="2" fo:widows="2" style:writing-mode="lr-tb"/>
    </style:style>
    <style:style style:name="P6" style:family="paragraph" style:parent-style-name="Standard" style:list-style-name="WW8Num9">
      <style:paragraph-properties fo:margin-top="0cm" fo:margin-bottom="0cm" fo:line-height="100%"/>
    </style:style>
    <style:style style:name="P7" style:family="paragraph" style:parent-style-name="Standard" style:list-style-name="WW8Num9">
      <style:paragraph-properties fo:margin-top="0cm" fo:margin-bottom="0.494cm" fo:line-height="100%"/>
    </style:style>
    <style:style style:name="T1" style:family="text">
      <style:text-properties style:font-name-asian="Courier New"/>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4. Pregătirea Discurilor</text:h>
      <text:p text:style-name="chaphead"><text:bookmark text:name="book_part1_chap4__chap1"/><text:span text:style-name="chapnum">4.a. </text:span>Introducere în Dispozitive Bloc</text:p>
      <text:p text:style-name="secthead"><text:bookmark-start text:name="book_part1_chap4__chap1_sect1"/>Dispozitive Bloc<text:bookmark-end text:name="book_part1_chap4__chap1_sect1"/></text:p>
      <text:p text:style-name="Normal_20__28_Web_29_">Vom arunca o privire atentă asupra aspectelor în legătură cu discurile din Gentoo Linux şi Linux, în general, incluzând sistemele de fişiere, partiţii şi dispozitive bloc. Apoi, odată ce vă familiarizaţi cu toate aspectele despre discuri şi sisteme de fişiere, veţi fi ghidaţi prin procesul de setare al partiţiilor şi sistemelor de fişiere pentru instalarea dvs. de Gentoo Linux. </text:p>
      <text:p text:style-name="Normal_20__28_Web_29_">Pentru a începe, vom face introducerea <text:span text:style-name="Emphasis1">dispozitivelor bloc</text:span>. Cel mai renumit dispozitiv bloc este probabil cel care reprezintă primul hard-disk IDE într-un sistem Linux, şi anume <text:span text:style-name="path">/dev/hda</text:span>. Dacă sistemul dvs. utilizează discuri SCSI sau SATA, atunci primul dvs. hard-disk ar trebui să fie <text:span text:style-name="path">/dev/sda</text:span>. </text:p>
      <text:p text:style-name="Normal_20__28_Web_29_">Dispozitivele bloc amintite mai sus, reprezintă o interfaţă abstractă pentru disc. Programele utilizator pot folosi aceste dispozitive bloc pentru a interacţiona cu discul dvs. fără a avea grija dacă hard-disk-urile sunt IDE, SCSI sau altceva. Programul poate adresa ceea ce urmează să se stocheze pe disc ca o mulţime continuă de blocuri de 512 octeţi accesibile aleator. </text:p>
      <text:p text:style-name="secthead"><text:bookmark-start text:name="book_part1_chap4__chap1_sect2"/>Partitiţii<text:bookmark-end text:name="book_part1_chap4__chap1_sect2"/></text:p>
      <text:p text:style-name="Normal_20__28_Web_29_">Deşi este teoretic posibil să utilizăm un disc întreg pentru a găzdui sistemul dvs. Linux, acesta este un lucru foarte rar pus în practică. În loc, dispozitivele bloc întregi sunt împărţite în dispozitive bloc mai mici şi mai uşor de manipulat. Pe sistemele amd64, acestea sunt numite <text:span text:style-name="Emphasis1">partiţii</text:span>. </text:p>
      <text:p text:style-name="secthead"><text:bookmark-start text:name="book_part1_chap4__chap1_sect3"/>Partiţii<text:bookmark-end text:name="book_part1_chap4__chap1_sect3"/></text:p>
      <text:p text:style-name="Normal_20__28_Web_29_">Partiţiile sunt împărţite în trei tipuri: <text:span text:style-name="Emphasis1">primare</text:span>, <text:span text:style-name="Emphasis1">extinse</text:span> şi <text:span text:style-name="Emphasis1">logice</text:span>. </text:p>
      <text:p text:style-name="Normal_20__28_Web_29_">O partiţie <text:span text:style-name="Emphasis1">primară</text:span> este o partiţie ce deţine informaţia stocată în zona MBR (master boot record). Cum o zona MBR este foarte mică (512 octeţi) doar patru partiţii primare pot fi definite (spre exemplu, <text:span text:style-name="path">/dev/hda1</text:span> până la <text:span text:style-name="path">/dev/hda4</text:span>). </text:p>
      <text:p text:style-name="Normal_20__28_Web_29_">O partiţie <text:span text:style-name="Emphasis1">extinsă</text:span> este o partiţie primară specială (ceea ce înseamnă că partiţia extinsă poate fi una din cele patru partiţii primare posibile). O asemenea partiţie nu a existat la începuturi, dar, cum cele patru <text:soft-page-break/>partiţii erau prea puţine, a fost inventată pentru a extinde schema de formatare fără să se piardă compatibilitatea cu cea anterioară. </text:p>
      <text:p text:style-name="Normal_20__28_Web_29_">O partiţie <text:span text:style-name="Emphasis1">logică</text:span> este o partiţie conţinută într-o partiţie extinsă. Definirea acestora nu se face în MBR, ci în interiorul partiţiei extinse. </text:p>
      <text:p text:style-name="secthead"><text:bookmark-start text:name="book_part1_chap4__chap1_sect4"/>Stocare Avansată<text:bookmark-end text:name="book_part1_chap4__chap1_sect4"/></text:p>
      <text:p text:style-name="Normal_20__28_Web_29_">Mediile Installation CD pentru arhitectura x86 oferă suport pentru EVMS şi LVM2. EVMS şi LVM2 măresc flexibilitatea oferită de setarea partiţiilor. Pe parcursul instrucţiunilor de instalare, ne vom concentra pe partiţii "obişnuite", dar este, totuşi, bine să ştiţi că sunt suportate şi EVMS şi LVM2. </text:p>
      <text:p text:style-name="chaphead"><text:bookmark text:name="book_part1_chap4__chap2"/><text:span text:style-name="chapnum">4.b. </text:span>Proiectarea unei Scheme de Partiţionare</text:p>
      <text:p text:style-name="secthead"><text:bookmark-start text:name="book_part1_chap4__chap2_sect1"/>Schema de Partiţionare Implicită<text:bookmark-end text:name="book_part1_chap4__chap2_sect1"/></text:p>
      <text:p text:style-name="Normal_20__28_Web_29_">Dacă nu sunteţi interesat în proiectarea unei scheme de partiţionare pentru sistemul dvs., puteţi utiliza schema de partiţionare ce o folosim pe tot parcursul manualului: </text:p>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3">Partiţie</text:p>
          </table:table-cell>
          <table:table-cell table:style-name="Table48.A1" office:value-type="string">
            <text:p text:style-name="P3">Sistem de Fişiere</text:p>
          </table:table-cell>
          <table:table-cell table:style-name="Table48.A1" office:value-type="string">
            <text:p text:style-name="P3">Mărime</text:p>
          </table:table-cell>
          <table:table-cell table:style-name="Table48.A1" office:value-type="string">
            <text:p text:style-name="P3">Descriere</text:p>
          </table:table-cell>
        </table:table-row>
        <table:table-row table:style-name="Table48.1">
          <table:table-cell table:style-name="Table48.A1" office:value-type="string">
            <text:p text:style-name="P5"><text:span text:style-name="path">/dev/hda1</text:span></text:p>
          </table:table-cell>
          <table:table-cell table:style-name="Table48.A1" office:value-type="string">
            <text:p text:style-name="P5">ext2</text:p>
          </table:table-cell>
          <table:table-cell table:style-name="Table48.A1" office:value-type="string">
            <text:p text:style-name="P5">32M</text:p>
          </table:table-cell>
          <table:table-cell table:style-name="Table48.A1" office:value-type="string">
            <text:p text:style-name="P5">Partiţia pentru boot</text:p>
          </table:table-cell>
        </table:table-row>
        <table:table-row table:style-name="Table48.1">
          <table:table-cell table:style-name="Table48.A1" office:value-type="string">
            <text:p text:style-name="P5"><text:span text:style-name="path">/dev/hda2</text:span></text:p>
          </table:table-cell>
          <table:table-cell table:style-name="Table48.A1" office:value-type="string">
            <text:p text:style-name="P5">(swap)</text:p>
          </table:table-cell>
          <table:table-cell table:style-name="Table48.A1" office:value-type="string">
            <text:p text:style-name="P5">512M</text:p>
          </table:table-cell>
          <table:table-cell table:style-name="Table48.A1" office:value-type="string">
            <text:p text:style-name="P5">Partiţia pentru swap</text:p>
          </table:table-cell>
        </table:table-row>
        <table:table-row table:style-name="Table48.1">
          <table:table-cell table:style-name="Table48.A1" office:value-type="string">
            <text:p text:style-name="P5"><text:span text:style-name="path">/dev/hda3</text:span></text:p>
          </table:table-cell>
          <table:table-cell table:style-name="Table48.A1" office:value-type="string">
            <text:p text:style-name="P5">ext3</text:p>
          </table:table-cell>
          <table:table-cell table:style-name="Table48.A1" office:value-type="string">
            <text:p text:style-name="P5">Restul discului</text:p>
          </table:table-cell>
          <table:table-cell table:style-name="Table48.A1" office:value-type="string">
            <text:p text:style-name="P5">Partiţia pentru rădăcină</text:p>
          </table:table-cell>
        </table:table-row>
      </table:table>
      <text:p text:style-name="Normal_20__28_Web_29_">Dacă vă interesează cât de mare ar trebui să fie o partiţie, sau chiar câte partiţii aveţi nevoie, citiţi mai departe. Altfel, continuaţi cu <text:a xlink:type="simple" xlink:href="http://www.gentoo.org/doc/ro/handbook/handbook-x86.xml?full=1#fdisk"><text:span text:style-name="Internet_20_link">Utilizarea fdisk pentru partiţionarea Discului</text:span></text:a>. </text:p>
      <text:p text:style-name="secthead"><text:bookmark-start text:name="book_part1_chap4__chap2_sect2"/>Cât de Multe şi Cât de Mari?<text:bookmark-end text:name="book_part1_chap4__chap2_sect2"/></text:p>
      <text:p text:style-name="Normal_20__28_Web_29_">Numărul de partiţii este în foarte mare măsură dependent de mediul dvs. Spre exemplu, dacă aveţi un număr foarte mare de utilizatori, cel mai probabil veţi dori să aveţi directorul <text:span text:style-name="path">/home</text:span> separat, deoarece sporeşte securitatea şi facilitează operaţiile de backup. Dacă instalaţi Gentoo ca server de mail, directorul dvs. <text:span text:style-name="path">/var</text:span> ar trebui să fie separat, pentru că toate mail-urile sunt stocate în <text:span text:style-name="path">/var</text:span>. O bună alegere a sistemului de fişiere va mări la maxim performanţele. Serverele de jocuri vor avea o partiţie <text:span text:style-name="path">/opt</text:span> separată, deoarece majoritatea aplicaţiilor server pentru jocuri sunt instalate acolo. Motivul este <text:soft-page-break/>similar cu cel pentru <text:span text:style-name="path">/home</text:span>: securitate şi backup. Veţi dori în mod sigur să vă păstraţi <text:span text:style-name="path">/usr</text:span> mare: nu numai că va conţine majoritatea aplicaţiilor, dar numai structura Portage ocupă în jur de 500 MOcteţi, excluzând sursele ce sunt stocate în acesta. </text:p>
      <text:p text:style-name="Normal_20__28_Web_29_">După cum puteţi observa, depinde foarte mult scopul pe care doriţi să-l atingeţi. Partiţii sau volume separate au următoarele avantaje: </text:p>
      <text:list xml:id="list892810214" text:style-name="WW8Num9">
        <text:list-item>
          <text:p text:style-name="P6">Puteţi alege cel mai performant sistem de fişiere pentru fiecare partiţie sau volum </text:p>
        </text:list-item>
        <text:list-item>
          <text:p text:style-name="P4">Întregul sistem nu poate rămâne fără spaţiu liber dacă o aplicaţie nefuncţională scrie în continuu fişiere pe o partiţie sau volum </text:p>
        </text:list-item>
        <text:list-item>
          <text:p text:style-name="P4">Dacă este necesar, verificările sistemului de fişiere sunt reduse ca timp, deoarece se pot executa mai multe verificări în paralel (deşi acest avantaj este mai mare în cazul discurilor multiple, decât în cel al partiţiilor multiple) </text:p>
        </text:list-item>
        <text:list-item>
          <text:p text:style-name="P7">Securitatea poate fi îmbunătăţită prin mount-area unor partiţii sau volume doar pentru citire, în mod nosuid (biţii setuid sunt ignoraţi), noexec (biţii pentru execuţie sunt ignoraţi), etc. </text:p>
        </text:list-item>
      </text:list>
      <text:p text:style-name="Normal_20__28_Web_29_">În orice caz, partiţiile multiple au un mare dezavantaj: dacă nu sunt configurate corect, pot cauza ca un sistem să aibă foarte mult loc liber pe o partiţie şi fără loc liber pe alta. Există, de asemenea, o limitare la 15 partiţii pentru SCSI şi SATA. </text:p>
      <text:p text:style-name="Normal_20__28_Web_29_">Ca un exemplu de partiţionare, vă vom arăta unul pentru un disc de 20GO, utilizat ca un laptop demonstrativ (conţine aplicaţii server pentru web, aplicaţii server pentru mail, gnome, ...): </text:p>
      <table:table table:name="Table49" table:style-name="Table49">
        <table:table-column table:style-name="Table49.A"/>
        <table:table-row table:style-name="Table49.1">
          <table:table-cell table:style-name="Table49.A1" office:value-type="string">
            <text:p text:style-name="P1"><text:bookmark text:name="book_part1_chap4__chap2_pre1"/>Cod 2.1: Exemplu de utilizarea sistemului de fişiere</text:p>
          </table:table-cell>
        </table:table-row>
        <table:table-row table:style-name="Table49.1">
          <table:table-cell table:style-name="Table49.A2" office:value-type="string">
            <text:p text:style-name="HTML_20_Preformatted">$ <text:span text:style-name="code-input">df -h</text:span></text:p>
            <text:p text:style-name="HTML_20_Preformatted">Filesystem <text:s text:c="3"/>Type <text:s text:c="3"/>Size <text:s/>Used Avail Use% Mounted on</text:p>
            <text:p text:style-name="HTML_20_Preformatted">/dev/hda5 <text:s text:c="4"/>ext3 <text:s text:c="3"/>509M <text:s/>132M <text:s/>351M <text:s/>28% /</text:p>
            <text:p text:style-name="HTML_20_Preformatted">/dev/hda2 <text:s text:c="4"/>ext3 <text:s text:c="3"/>5.0G <text:s/>3.0G <text:s/>1.8G <text:s/>63% /home</text:p>
            <text:p text:style-name="HTML_20_Preformatted">/dev/hda7 <text:s text:c="4"/>ext3 <text:s text:c="3"/>7.9G <text:s/>6.2G <text:s/>1.3G <text:s/>83% /usr</text:p>
            <text:p text:style-name="HTML_20_Preformatted">/dev/hda8 <text:s text:c="4"/>ext3 <text:s text:c="2"/>1011M <text:s/>483M <text:s/>477M <text:s/>51% /opt</text:p>
            <text:p text:style-name="HTML_20_Preformatted">/dev/hda9 <text:s text:c="4"/>ext3 <text:s text:c="3"/>2.0G <text:s/>607M <text:s/>1.3G <text:s/>32% /var</text:p>
            <text:p text:style-name="HTML_20_Preformatted">/dev/hda1 <text:s text:c="4"/>ext2 <text:s text:c="4"/>51M <text:s text:c="2"/>17M <text:s text:c="2"/>31M <text:s/>36% /boot</text:p>
            <text:p text:style-name="HTML_20_Preformatted">/dev/hda6 <text:s text:c="4"/>swap <text:s text:c="3"/>516M <text:s text:c="2"/>12M <text:s/>504M <text:s text:c="2"/>2% &lt;not mounted&gt;</text:p>
            <text:p text:style-name="HTML_20_Preformatted"><text:span text:style-name="code-comment">(Spaţiu nepartiţionat pentru utilizarea ulterioară: 2 GOcteţi)</text:span></text:p>
          </table:table-cell>
        </table:table-row>
      </table:table>
      <text:p text:style-name="Normal_20__28_Web_29_">/usr este destul de plin (83% utilizat), dar odata ce toate aplicaţiile software sunt instalate <text:span text:style-name="path">/usr</text:span> nu va tinde să mai crească prea mult. Deşi alocarea unor câţiva gigaocteţi de spaţiu de disc pentru <text:span text:style-name="path">/var</text:span> ar putea părea excesiv, amintiţi-vă că Portage utilizează această partiţie implicit pentru compilarea pachetelor. Dacă doriţi să vă păstraţi <text:span text:style-name="path">/var</text:span> la o mărime mai rezonabilă, cum ar fi 1 GO, va trebui să modificaţi variabila dvs. <text:span text:style-name="code">PORTAGE_TMPDIR</text:span> din <text:span text:style-name="path">/etc/make.conf</text:span> să indice către partiţia cu spaţiu liber suficient pentru compilarea pachetelor extrem de mari, cum ar fi OpenOffice. </text:p>
      <text:p text:style-name="chaphead"><text:bookmark text:name="fdisk"/><text:bookmark text:name="book_part1_chap4__chap3"/><text:span text:style-name="chapnum">4.c. </text:span>Utilizarea fdisk pentru a vă partiţiona discul</text:p>
      <text:p text:style-name="Normal_20__28_Web_29_"><text:soft-page-break/>Următoarele părţi explică modul de creare a exemplului de schemă de partiţionare descris anterior, adică: </text:p>
      <table:table table:name="Table50" table:style-name="Table50">
        <table:table-column table:style-name="Table50.A"/>
        <table:table-column table:style-name="Table50.B"/>
        <table:table-row table:style-name="Table50.1">
          <table:table-cell table:style-name="Table50.A1" office:value-type="string">
            <text:p text:style-name="P3">Partiţie</text:p>
          </table:table-cell>
          <table:table-cell table:style-name="Table50.A1" office:value-type="string">
            <text:p text:style-name="P3">Descriere</text:p>
          </table:table-cell>
        </table:table-row>
        <table:table-row table:style-name="Table50.1">
          <table:table-cell table:style-name="Table50.A1" office:value-type="string">
            <text:p text:style-name="P5"><text:span text:style-name="path">/dev/hda1</text:span></text:p>
          </table:table-cell>
          <table:table-cell table:style-name="Table50.A1" office:value-type="string">
            <text:p text:style-name="P5">Partiţia pentru boot</text:p>
          </table:table-cell>
        </table:table-row>
        <table:table-row table:style-name="Table50.1">
          <table:table-cell table:style-name="Table50.A1" office:value-type="string">
            <text:p text:style-name="P5"><text:span text:style-name="path">/dev/hda2</text:span></text:p>
          </table:table-cell>
          <table:table-cell table:style-name="Table50.A1" office:value-type="string">
            <text:p text:style-name="P5">Partiţia pentru swap</text:p>
          </table:table-cell>
        </table:table-row>
        <table:table-row table:style-name="Table50.1">
          <table:table-cell table:style-name="Table50.A1" office:value-type="string">
            <text:p text:style-name="P5"><text:span text:style-name="path">/dev/hda3</text:span></text:p>
          </table:table-cell>
          <table:table-cell table:style-name="Table50.A1" office:value-type="string">
            <text:p text:style-name="P5">Partiţia pentru rădăcină</text:p>
          </table:table-cell>
        </table:table-row>
      </table:table>
      <text:p text:style-name="Normal_20__28_Web_29_">Schimbaţi schema de de partiţionare în concordanţă cu propriile preferinţe. </text:p>
      <text:p text:style-name="secthead"><text:bookmark-start text:name="book_part1_chap4__chap3_sect2"/>Vizualizarea Schemei de Partiţionare Curentă<text:bookmark-end text:name="book_part1_chap4__chap3_sect2"/></text:p>
      <text:p text:style-name="Normal_20__28_Web_29_"><text:span text:style-name="code">fdisk</text:span> este un utilitar foarte popular şi puternic pentru a vă împărţi discul în partiţii. Porniţi <text:span text:style-name="code">fdisk</text:span> pentru discul dvs. (în exemplul nostru, utilizăm <text:span text:style-name="path">/dev/hda</text:span>): </text:p>
      <table:table table:name="Table51" table:style-name="Table51">
        <table:table-column table:style-name="Table51.A"/>
        <table:table-row table:style-name="Table51.1">
          <table:table-cell table:style-name="Table51.A1" office:value-type="string">
            <text:p text:style-name="P1"><text:bookmark text:name="book_part1_chap4__chap3_pre1"/>Cod 3.1: Lansarea fdisk</text:p>
          </table:table-cell>
        </table:table-row>
        <table:table-row table:style-name="Table51.1">
          <table:table-cell table:style-name="Table51.A2" office:value-type="string">
            <text:p text:style-name="HTML_20_Preformatted"># <text:span text:style-name="code-input">fdisk /dev/hda</text:span></text:p>
          </table:table-cell>
        </table:table-row>
      </table:table>
      <text:p text:style-name="Normal_20__28_Web_29_">Odată ce intrăm în <text:span text:style-name="code">fdisk</text:span>, veţi fi întâmpinaţi cu un prompt ce va arăta aşa: </text:p>
      <table:table table:name="Table52" table:style-name="Table52">
        <table:table-column table:style-name="Table52.A"/>
        <table:table-row table:style-name="Table52.1">
          <table:table-cell table:style-name="Table52.A1" office:value-type="string">
            <text:p text:style-name="P1"><text:bookmark text:name="book_part1_chap4__chap4_pre19"/>Cod 4.19: Promptul fdisk</text:p>
          </table:table-cell>
        </table:table-row>
        <table:table-row table:style-name="Table52.1">
          <table:table-cell table:style-name="Table52.A2" office:value-type="string">
            <text:p text:style-name="HTML_20_Preformatted">Command (m for help): </text:p>
          </table:table-cell>
        </table:table-row>
      </table:table>
      <text:p text:style-name="Normal_20__28_Web_29_">Tastaţi <text:span text:style-name="code">p</text:span> pentru a afişa configuraţia curentă a partiţiilor discului dvs.: </text:p>
      <table:table table:name="Table53" table:style-name="Table53">
        <table:table-column table:style-name="Table53.A"/>
        <table:table-row table:style-name="Table53.1">
          <table:table-cell table:style-name="Table53.A1" office:value-type="string">
            <text:p text:style-name="P1"><text:bookmark text:name="book_part1_chap4__chap3_pre3"/>Cod 3.3: Un exemplu de configuraţie de partiţii</text:p>
          </table:table-cell>
        </table:table-row>
        <table:table-row table:style-name="Table53.1">
          <table:table-cell table:style-name="Table53.A2" office:value-type="string">
            <text:p text:style-name="HTML_20_Preformatted">Command (m for help): <text:span text:style-name="code-input">p</text:span></text:p>
            <text:p text:style-name="HTML_20_Preformatted"/>
            <text:p text:style-name="HTML_20_Preformatted">Disk /dev/hda: 240 heads, 63 sectors, 2184 cylinders</text:p>
            <text:p text:style-name="HTML_20_Preformatted">Units = cylinders of 15120 * 512 bytes</text:p>
            <text:p text:style-name="HTML_20_Preformatted"/>
            <text:p text:style-name="HTML_20_Preformatted">Device Boot <text:s text:c="3"/>Start <text:s text:c="6"/>End <text:s text:c="3"/>Blocks <text:s text:c="2"/>Id <text:s/>System</text:p>
            <text:p text:style-name="HTML_20_Preformatted">/dev/hda1 <text:s text:c="12"/>1 <text:s text:c="7"/>14 <text:s text:c="3"/>105808+ <text:s/>83 <text:s/>Linux</text:p>
            <text:p text:style-name="HTML_20_Preformatted">/dev/hda2 <text:s text:c="11"/>15 <text:s text:c="7"/>49 <text:s text:c="3"/>264600 <text:s text:c="2"/>82 <text:s/>Linux swap</text:p>
            <text:p text:style-name="HTML_20_Preformatted">/dev/hda3 <text:s text:c="11"/>50 <text:s text:c="7"/>70 <text:s text:c="3"/>158760 <text:s text:c="2"/>83 <text:s/>Linux</text:p>
            <text:p text:style-name="HTML_20_Preformatted">/dev/hda4 <text:s text:c="11"/>71 <text:s text:c="5"/>2184 <text:s/>15981840 <text:s text:c="3"/>5 <text:s/>Extended</text:p>
            <text:p text:style-name="HTML_20_Preformatted">/dev/hda5 <text:s text:c="11"/>71 <text:s text:c="6"/>209 <text:s text:c="2"/>1050808+ <text:s/>83 <text:s/>Linux</text:p>
            <text:p text:style-name="HTML_20_Preformatted">/dev/hda6 <text:s text:c="10"/>210 <text:s text:c="6"/>348 <text:s text:c="2"/>1050808+ <text:s/>83 <text:s/>Linux</text:p>
            <text:p text:style-name="HTML_20_Preformatted">/dev/hda7 <text:s text:c="10"/>349 <text:s text:c="6"/>626 <text:s text:c="2"/>2101648+ <text:s/>83 <text:s/>Linux</text:p>
            <text:p text:style-name="HTML_20_Preformatted">/dev/hda8 <text:s text:c="10"/>627 <text:s text:c="6"/>904 <text:s text:c="2"/>2101648+ <text:s/>83 <text:s/>Linux</text:p>
            <text:p text:style-name="HTML_20_Preformatted">/dev/hda9 <text:s text:c="10"/>905 <text:s text:c="5"/>2184 <text:s text:c="2"/>9676768+ <text:s/>83 <text:s/>Linux</text:p>
            <text:p text:style-name="HTML_20_Preformatted"/>
            <text:p text:style-name="HTML_20_Preformatted"><text:soft-page-break/>Command (m for help): </text:p>
          </table:table-cell>
        </table:table-row>
      </table:table>
      <text:p text:style-name="Normal_20__28_Web_29_">Acest disc este configurat să găzduiască şapte sisteme de fişiere Linux (fiecare cu o partiţie corespondentă afişată ca "Linux") precum şi o partiţie swap (afişată ca "Linux swap"). </text:p>
      <text:p text:style-name="secthead"><text:bookmark-start text:name="book_part1_chap4__chap3_sect3"/>Ştergerea tuturor Partiţiilor<text:bookmark-end text:name="book_part1_chap4__chap3_sect3"/></text:p>
      <text:p text:style-name="Normal_20__28_Web_29_">Mai întâi vom şterge toate partiţiile existente de pe disc. Tastaţi <text:span text:style-name="code">d</text:span> pentru a şterge o partiţie. Spre exemplu, pentru a şterge o partiţie existentă <text:span text:style-name="path">/dev/hda1</text:span>: </text:p>
      <table:table table:name="Table54" table:style-name="Table54">
        <table:table-column table:style-name="Table54.A"/>
        <table:table-row table:style-name="Table54.1">
          <table:table-cell table:style-name="Table54.A1" office:value-type="string">
            <text:p text:style-name="P1"><text:bookmark text:name="book_part1_chap4__chap3_pre4"/>Cod 3.4: Ştergerea unei partiţii</text:p>
          </table:table-cell>
        </table:table-row>
        <table:table-row table:style-name="Table54.1">
          <table:table-cell table:style-name="Table54.A2" office:value-type="string">
            <text:p text:style-name="HTML_20_Preformatted">Command (m for help): <text:span text:style-name="code-input">d</text:span></text:p>
            <text:p text:style-name="HTML_20_Preformatted">Partition number (1-4): <text:span text:style-name="code-input">1</text:span></text:p>
          </table:table-cell>
        </table:table-row>
      </table:table>
      <text:p text:style-name="Normal_20__28_Web_29_">Partiţia a fost programată pentru ştergere. Nu va mai fi afişată dacă tastaţi <text:span text:style-name="code">p</text:span>, dat nu va fi ştearsă până când schimbările nu vor fi salvate. Dacă aţi efectuat o greşeală şi doriţi să anulaţi fără să salvaţi schimbările, tastaţi <text:span text:style-name="code">q</text:span> imediat şi apoi enter şi partiţiile dvs. nu vor fi şterse. </text:p>
      <text:p text:style-name="Normal_20__28_Web_29_">Acum, presupunând că doriţi într-adevăr să ştergeţi toate partiţiile de pe sistemul dvs., tastaţi în mod repetat <text:span text:style-name="code">p</text:span> pentru a vi se afişa tabela de partiţii şi apoi tastaţi <text:span text:style-name="code">d</text:span> şi numărul partiţiei pe care doriţi să o ştergeţi. În cele din urmă, veţi termina având o tabelă de partiţie ce nu va conţine nimic: </text:p>
      <table:table table:name="Table55" table:style-name="Table55">
        <table:table-column table:style-name="Table55.A"/>
        <table:table-row table:style-name="Table55.1">
          <table:table-cell table:style-name="Table55.A1" office:value-type="string">
            <text:p text:style-name="P1"><text:bookmark text:name="book_part1_chap4__chap3_pre5"/>Cod 3.5: O tabelă de partiţii goală</text:p>
          </table:table-cell>
        </table:table-row>
        <table:table-row table:style-name="Table55.1">
          <table:table-cell table:style-name="Table55.A2" office:value-type="string">
            <text:p text:style-name="HTML_20_Preformatted">Disk /dev/hda: 30.0 GB, 30005821440 bytes</text:p>
            <text:p text:style-name="HTML_20_Preformatted">240 heads, 63 sectors/track, 3876 cylinders</text:p>
            <text:p text:style-name="HTML_20_Preformatted">Units = cylinders of 15120 * 512 = 7741440 bytes</text:p>
            <text:p text:style-name="HTML_20_Preformatted"/>
            <text:p text:style-name="HTML_20_Preformatted">Device Boot <text:s text:c="3"/>Start <text:s text:c="6"/>End <text:s text:c="3"/>Blocks <text:s text:c="2"/>Id <text:s/>System</text:p>
            <text:p text:style-name="HTML_20_Preformatted"/>
            <text:p text:style-name="HTML_20_Preformatted">Command (m for help):</text:p>
          </table:table-cell>
        </table:table-row>
      </table:table>
      <text:p text:style-name="Normal_20__28_Web_29_">Acum că tabela de partiţii din memorie este goală, suntem gata de a crea partiţiile. Vom utiliza o schemă de partiţionare implicită, aşa cum am amintit anterior. Bineînţeles, nu urmaţi aceste instrucţiuni mot-a-mot dacă nu doriţi aceeaşi schemă de partiţionare! </text:p>
      <text:p text:style-name="secthead"><text:bookmark-start text:name="book_part1_chap4__chap3_sect4"/>Crearea Partiţiei pentru Boot<text:bookmark-end text:name="book_part1_chap4__chap3_sect4"/></text:p>
      <text:p text:style-name="Normal_20__28_Web_29_">Mai întâi trebuie creată o partiţie pentru boot mică. Tastaţi <text:span text:style-name="code">n</text:span> pentru a crea o nouă partiţie, apoi <text:span text:style-name="code">p</text:span> pentru a selecta-o ca partiţie primară, urmat de <text:span text:style-name="code">1</text:span> pentru a selecta prima partiţie primară. Când vi se va cere primul cilindru, apăsaţi enter. Când vi se va cere ultimul cilindru, tastaţi <text:span text:style-name="code">+32M</text:span> pentru a crea o partiţie de 32 Mocteţi ca mărime: </text:p>
      <table:table table:name="Table56" table:style-name="Table56">
        <table:table-column table:style-name="Table56.A"/>
        <text:soft-page-break/>
        <table:table-row table:style-name="Table56.1">
          <table:table-cell table:style-name="Table56.A1" office:value-type="string">
            <text:p text:style-name="P1"><text:bookmark text:name="book_part1_chap4__chap3_pre6"/>Cod 3.6: Crearea partiţiei pentru boot</text:p>
          </table:table-cell>
        </table:table-row>
        <table:table-row table:style-name="Table56.1">
          <table:table-cell table:style-name="Table56.A2" office:value-type="string">
            <text:p text:style-name="HTML_20_Preformatted">Command (m for help): <text:span text:style-name="code-input">n</text:span></text:p>
            <text:p text:style-name="HTML_20_Preformatted">Command action</text:p>
            <text:p text:style-name="HTML_20_Preformatted"><text:span text:style-name="T1"><text:s text:c="2"/></text:span>e <text:s text:c="2"/>extended</text:p>
            <text:p text:style-name="HTML_20_Preformatted"><text:span text:style-name="T1"><text:s text:c="2"/></text:span>p <text:s text:c="2"/>primary partition (1-4)</text:p>
            <text:p text:style-name="HTML_20_Preformatted"><text:span text:style-name="code-input">p</text:span></text:p>
            <text:p text:style-name="HTML_20_Preformatted">Partition number (1-4): <text:span text:style-name="code-input">1</text:span></text:p>
            <text:p text:style-name="HTML_20_Preformatted">First cylinder (1-3876, default 1): <text:span text:style-name="code-comment">(Apăsaţi Enter)</text:span></text:p>
            <text:p text:style-name="HTML_20_Preformatted">Using default value 1</text:p>
            <text:p text:style-name="HTML_20_Preformatted">Last cylinder or +size or +sizeM or +sizeK (1-3876, default 3876): <text:span text:style-name="code-input">+32M</text:span></text:p>
          </table:table-cell>
        </table:table-row>
      </table:table>
      <text:p text:style-name="Normal_20__28_Web_29_">Acum, când tastaţi <text:span text:style-name="code">p</text:span>, ar trebui să vi se afişeze: </text:p>
      <table:table table:name="Table57" table:style-name="Table57">
        <table:table-column table:style-name="Table57.A"/>
        <table:table-row table:style-name="Table57.1">
          <table:table-cell table:style-name="Table57.A1" office:value-type="string">
            <text:p text:style-name="P1"><text:bookmark text:name="book_part1_chap4__chap3_pre7"/>Cod 3.7: Partiţia de boot creată</text:p>
          </table:table-cell>
        </table:table-row>
        <table:table-row table:style-name="Table57.1">
          <table:table-cell table:style-name="Table57.A2" office:value-type="string">
            <text:p text:style-name="HTML_20_Preformatted">Command (m for help): <text:span text:style-name="code-input">p</text:span></text:p>
            <text:p text:style-name="HTML_20_Preformatted"/>
            <text:p text:style-name="HTML_20_Preformatted">Disk /dev/hda: 30.0 GB, 30005821440 bytes</text:p>
            <text:p text:style-name="HTML_20_Preformatted">240 heads, 63 sectors/track, 3876 cylinders</text:p>
            <text:p text:style-name="HTML_20_Preformatted">Units = cylinders of 15120 * 512 = 7741440 bytes</text:p>
            <text:p text:style-name="HTML_20_Preformatted"/>
            <text:p text:style-name="HTML_20_Preformatted">Device Boot <text:s text:c="3"/>Start <text:s text:c="6"/>End <text:s text:c="3"/>Blocks <text:s text:c="2"/>Id <text:s/>System</text:p>
            <text:p text:style-name="HTML_20_Preformatted">/dev/hda1 <text:s text:c="9"/>1 <text:s text:c="7"/>14 <text:s text:c="3"/>105808+ <text:s/>83 <text:s/>Linux</text:p>
          </table:table-cell>
        </table:table-row>
      </table:table>
      <text:p text:style-name="Normal_20__28_Web_29_">Trebuie să facem această partiţie capabilă de boot. Tastaţi <text:span text:style-name="code">a</text:span> pentru a activa indicatorul de boot pentru această partiţie şi apoi selectaţi <text:span text:style-name="code">1</text:span>. Dacă apăsaţi <text:span text:style-name="code">p</text:span> din nou, veţi observa că un caracter <text:span text:style-name="path">*</text:span> este afişat pe coloana "Boot". </text:p>
      <text:p text:style-name="secthead"><text:bookmark-start text:name="book_part1_chap4__chap3_sect5"/>Crearea Partiţiei pentru Swap<text:bookmark-end text:name="book_part1_chap4__chap3_sect5"/></text:p>
      <text:p text:style-name="Normal_20__28_Web_29_">Acum, trebuie creată partiţia pentru swap. Pentru acest lucru, tastaţi <text:span text:style-name="code">n</text:span> pentru o nouă partiţie, apoi <text:span text:style-name="code">p</text:span> pentru a-i specifica aplicaţiei fdisk că doriţi o partiţie primară. Apoi, tastaţi <text:span text:style-name="code">2</text:span> pentru a crea-o ca a doua partiţie primară, <text:span text:style-name="path">/dev/hda2</text:span> în cazul nostru. Când vi se va cere primul cilindru, apăsaţi enter. Când vi se va cere ultimul cilindru, tastaţi <text:span text:style-name="code">+512M</text:span> pentru a crea o partiţie de mărimea a 512 MO. După ce aţi specificat acest lucru, apăsaţi <text:span text:style-name="code">t</text:span> pentru a seta tipul partiţiei, <text:span text:style-name="code">2</text:span> pentru a selecta partiţia pe care tocmai aţi creat-o, şi apoi tastaţi <text:span text:style-name="code">82</text:span> pentru a seta tipul partiţiei ca "Linux Swap". După terminarea acestor paşi, prin tastarea <text:span text:style-name="code">p</text:span> ar trebui să vi se afişeze o tabelă de partiţii similară cu aceasta: </text:p>
      <table:table table:name="Table58" table:style-name="Table58">
        <table:table-column table:style-name="Table58.A"/>
        <table:table-row table:style-name="Table58.1">
          <table:table-cell table:style-name="Table58.A1" office:value-type="string">
            <text:p text:style-name="P1"><text:bookmark text:name="book_part1_chap4__chap3_pre8"/>Cod 3.8: Afişarea partiţiilor după crearea partiţiei pentru swap</text:p>
          </table:table-cell>
        </table:table-row>
        <table:table-row table:style-name="Table58.1">
          <table:table-cell table:style-name="Table58.A2" office:value-type="string">
            <text:p text:style-name="HTML_20_Preformatted">Command (m for help): <text:span text:style-name="code-input">p</text:span></text:p>
            <text:p text:style-name="HTML_20_Preformatted"/>
            <text:p text:style-name="HTML_20_Preformatted">Disk /dev/hda: 30.0 GB, 30005821440 bytes</text:p>
            <text:p text:style-name="HTML_20_Preformatted">240 heads, 63 sectors/track, 3876 cylinders</text:p>
            <text:p text:style-name="HTML_20_Preformatted">Units = cylinders of 15120 * 512 = 7741440 bytes</text:p>
            <text:p text:style-name="HTML_20_Preformatted"/>
            <text:p text:style-name="HTML_20_Preformatted">Device Boot <text:s text:c="3"/>Start <text:s text:c="6"/>End <text:s text:c="3"/>Blocks <text:s text:c="2"/>Id <text:s/>System</text:p>
            <text:p text:style-name="HTML_20_Preformatted">/dev/hda1 * <text:s text:c="7"/>1 <text:s text:c="7"/>14 <text:s text:c="3"/>105808+ <text:s/>83 <text:s/>Linux</text:p>
            <text:p text:style-name="HTML_20_Preformatted">/dev/hda2 <text:s text:c="8"/>15 <text:s text:c="7"/>81 <text:s text:c="3"/>506520 <text:s text:c="2"/>82 <text:s/>Linux swap</text:p>
          </table:table-cell>
        </table:table-row>
      </table:table>
      <text:p text:style-name="secthead"><text:bookmark-start text:name="book_part1_chap4__chap3_sect6"/><text:soft-page-break/>Crearea Partiţiei Rădăcină<text:bookmark-end text:name="book_part1_chap4__chap3_sect6"/></text:p>
      <text:p text:style-name="Normal_20__28_Web_29_">În cele din urmă, trebuie creată partiţia rădăcină. Pentru acest lucru, tastaţi <text:span text:style-name="code">n</text:span> pentru a crea o nouă partiţie, apoi <text:span text:style-name="code">p</text:span> pentru a îi specifica aplicaţiei fdisk că doriţi o partiţie primară. Apoi tastaţi <text:span text:style-name="code">3</text:span> pentru a crea-o ca treia partiţie primară, <text:span text:style-name="path">/dev/hda3</text:span> în cazul nostru. Când vi se va cere primul cilindru, apăsaţi enter. Când vi se va cere ultimul cilindru, apăsaţi enter pentru a crea o partiţie ce va ocupa restul spaţiului rămas disponibil pe discul dvs. După terminarea acestor paşi, prin tastarea <text:span text:style-name="code">p</text:span> ar trebui să vi se afişeze de tabelă de partiţii similară cu aceasta: </text:p>
      <table:table table:name="Table59" table:style-name="Table59">
        <table:table-column table:style-name="Table59.A"/>
        <table:table-row table:style-name="Table59.1">
          <table:table-cell table:style-name="Table59.A1" office:value-type="string">
            <text:p text:style-name="P1"><text:bookmark text:name="book_part1_chap4__chap3_pre9"/>Cod 3.9: Afişarea partiţiilor după crearea partiţiei rădăcină</text:p>
          </table:table-cell>
        </table:table-row>
        <table:table-row table:style-name="Table59.1">
          <table:table-cell table:style-name="Table59.A2" office:value-type="string">
            <text:p text:style-name="HTML_20_Preformatted">Command (m for help): <text:span text:style-name="code-input">p</text:span></text:p>
            <text:p text:style-name="HTML_20_Preformatted"/>
            <text:p text:style-name="HTML_20_Preformatted">Disk /dev/hda: 30.0 GB, 30005821440 bytes</text:p>
            <text:p text:style-name="HTML_20_Preformatted">240 heads, 63 sectors/track, 3876 cylinders</text:p>
            <text:p text:style-name="HTML_20_Preformatted">Units = cylinders of 15120 * 512 = 7741440 bytes</text:p>
            <text:p text:style-name="HTML_20_Preformatted"/>
            <text:p text:style-name="HTML_20_Preformatted">Device Boot <text:s text:c="3"/>Start <text:s text:c="6"/>End <text:s text:c="3"/>Blocks <text:s text:c="2"/>Id <text:s/>System</text:p>
            <text:p text:style-name="HTML_20_Preformatted">/dev/hda1 * <text:s text:c="7"/>1 <text:s text:c="7"/>14 <text:s text:c="3"/>105808+ <text:s/>83 <text:s/>Linux</text:p>
            <text:p text:style-name="HTML_20_Preformatted">/dev/hda2 <text:s text:c="8"/>15 <text:s text:c="7"/>81 <text:s text:c="3"/>506520 <text:s text:c="2"/>82 <text:s/>Linux swap</text:p>
            <text:p text:style-name="HTML_20_Preformatted">/dev/hda3 <text:s text:c="8"/>82 <text:s text:c="5"/>3876 <text:s/>28690200 <text:s text:c="2"/>83 <text:s/>Linux</text:p>
          </table:table-cell>
        </table:table-row>
      </table:table>
      <text:p text:style-name="secthead"><text:bookmark-start text:name="book_part1_chap4__chap3_sect7"/>Salvarea Schemei de Partiţionare<text:bookmark-end text:name="book_part1_chap4__chap3_sect7"/></text:p>
      <text:p text:style-name="Normal_20__28_Web_29_">Pentru a salva schema de partiţionare şi a ieşi din <text:span text:style-name="code">fdisk</text:span>, tastaţi <text:span text:style-name="code">w</text:span>. </text:p>
      <table:table table:name="Table60" table:style-name="Table60">
        <table:table-column table:style-name="Table60.A"/>
        <table:table-row table:style-name="Table60.1">
          <table:table-cell table:style-name="Table60.A1" office:value-type="string">
            <text:p text:style-name="P1"><text:bookmark text:name="book_part1_chap4__chap3_pre10"/>Cod 3.10: Salvarea şi ieşirea din fdisk</text:p>
          </table:table-cell>
        </table:table-row>
        <table:table-row table:style-name="Table60.1">
          <table:table-cell table:style-name="Table60.A2" office:value-type="string">
            <text:p text:style-name="HTML_20_Preformatted">Command (m for help): <text:span text:style-name="code-input">w</text:span></text:p>
          </table:table-cell>
        </table:table-row>
      </table:table>
      <text:p text:style-name="Normal_20__28_Web_29_">Acum că partiţiile dvs. sunt create, puteţi continua cu <text:a xlink:type="simple" xlink:href="http://www.gentoo.org/doc/ro/handbook/handbook-x86.xml?full=1#filesystems"><text:span text:style-name="Internet_20_link">Crearea Sistemelor de Fişiere</text:span></text:a>. </text:p>
      <text:p text:style-name="chaphead"><text:bookmark text:name="filesystems"/><text:bookmark text:name="book_part1_chap4__chap4"/><text:span text:style-name="chapnum">4.d. </text:span>Crearea Sistemelor de Fişiere</text:p>
      <text:p text:style-name="secthead"><text:bookmark-start text:name="book_part1_chap4__chap4_sect1"/>Introducere<text:bookmark-end text:name="book_part1_chap4__chap4_sect1"/></text:p>
      <text:p text:style-name="Normal_20__28_Web_29_">Acum, că partiţiile dvs. sunt create, este timpul să aplicăm un sistem de fişiere pe acestea. Dacă nu vă pasă ce sistem de fişiere să alegeţi şi sunteţi mulţumiţi cu ceea ce utilizăm noi implicit în acest manual, continuaţi cu <text:a xlink:type="simple" xlink:href="http://www.gentoo.org/doc/ro/handbook/handbook-x86.xml?full=1#filesystems-apply"><text:span text:style-name="Internet_20_link">Aplicarea unui Sistem de Fişiere pe o Partiţie</text:span></text:a>. Altfel, citiţi mai departe pentru a învăţa despre sistemele de fişiere disponibile... </text:p>
      <text:p text:style-name="secthead"><text:bookmark-start text:name="book_part1_chap4__chap4_sect2"/>Sisteme de Fişiere?<text:bookmark-end text:name="book_part1_chap4__chap4_sect2"/></text:p>
      <text:p text:style-name="Normal_20__28_Web_29_"><text:soft-page-break/>Kernel-ul Linux suportă diverse sisteme de fişiere. Vom explica ext2, ext3, ReiserFS, XFS şi JFS, deoarece sunt sistemele de fişiere utilizate cel mai des pe sistemele Linux. </text:p>
      <text:p text:style-name="Normal_20__28_Web_29_"><text:span text:style-name="T2">ext2</text:span> este cel mai încercat sistem de fişiere Linux, dar nu conţine destule informaţii de tip metadata pentru jurnalizare, ceea ce înseamnă că verificările de rutină ale sistemului de fişiere ext2 la pornirea sistemului pot dura o perioada considerabilă de timp. Există acum o mulţime de sisteme de fişiere jurnalizate din noua generaţie ce pot fi verificate pentru consistenţă foarte repede şi sunt, de aceea, preferate celor corespondente nejurnalizate. Sistemele de fişiere jurnalizate previn durata lungă la pornirea sistemului când sistemul de fişiere este într-o stare de inconsitenţă. </text:p>
      <text:p text:style-name="Normal_20__28_Web_29_"><text:span text:style-name="T2">ext3</text:span> este versiunea jurnalizată a sistemului de fişiere ext2, oferind informaţii de jurnalizare de tip metadata pentru recuperări rapide în plus faţă de alte moduri de îmbunătăţire ca jurnalizarea completă a datelor şi jurnalizarea ordonată a datelor. ext3 este un sistem de fişiere foarte bun şi sigur. Conţine o indexare adiţională b-tree, opţiune de indexare ce oferă o performanţă bună în aproape toate situaţiile. Puteţi activa această indexare prin adăugarea opţiunii <text:span text:style-name="code">-O dir_index</text:span> comenzii <text:span text:style-name="code">mke2fs</text:span>. Pe scurt, ext3 este un sistem de fişiere excelent. fişiere excelent. </text:p>
      <text:p text:style-name="Normal_20__28_Web_29_"><text:span text:style-name="T2">ReiserFS</text:span> este un sistem de fişiere B*-tree ce oferă în general o performanţă foarte bună şi depăşeşte mult atât ext2 cât şi ext3 în cazul fişierelor mici (mai mici de 4K), în cele mai multe cazuri cu un coeficient de 10-15 ori. ReiserFS oferă o scalabilitate foarte bună şi conţine jurnalizare de tip metadata. Începând cu kernel 2.4.18+, ReiserFS este solid şi utilizabil atât în cazuri normale cât şi pentru cazuri extreme cum ar fi crearea de sisteme de fişiere foarte mari, utilizarea multor fişiere foarte mici, fişiere foarte mari şi directoare conţinând zeci de mii de fişiere. </text:p>
      <text:p text:style-name="Normal_20__28_Web_29_"><text:span text:style-name="T2">XFS</text:span> este un sistem de fişiere cu jurnalizare metadata ce are un set de funcţionalităţi robuste şi este optimizat pentru scalabilitate. Recomandăm utilizarea acestui sistem de fişiere doar pe sistemele Linux ce conţin discuri SCSI şi/sau sisteme de stocare pe fibra optică şi care deţin o sursă de alimentare neîntreruptibilă. Deoarece XFS utilizează într-un mod agresiv păstrarea datelor tranzitate în RAM, programele ce nu sunt proiectate corect (cele care nu îşi asigură precauţii la scrierea fişierelor pe disc care sunt destul de puţine) pot pierde multe date dacă sistemul se opreşte în mod neaşteptat. </text:p>
      <text:p text:style-name="Normal_20__28_Web_29_"><text:span text:style-name="T2">JFS</text:span> este sistemul de fişiere cu jurnalizare de înaltă performanţă al IBM. A devenit gata pentru producţie şi nu există prea multe înregistrări pentru a comenta pozitiv sau negativ asupra stabilităţii generale a acestuia în acest moment. </text:p>
      <text:p text:style-name="secthead"><text:bookmark-start text:name="book_part1_chap4__chap4_sect3"/>Aplicarea unui Sistem de Fişiere pe o Partiţie<text:bookmark-end text:name="book_part1_chap4__chap4_sect3"/></text:p>
      <text:p text:style-name="Normal_20__28_Web_29_">Pentru a crea un sistem de fişiere pe o partiţie sau volum, există utilitare disponibile pentru fiecare sistem de fişiere posibil: </text:p>
      <table:table table:name="Table61" table:style-name="Table61">
        <table:table-column table:style-name="Table61.A"/>
        <table:table-column table:style-name="Table61.B"/>
        <table:table-row table:style-name="Table61.1">
          <table:table-cell table:style-name="Table61.A1" office:value-type="string">
            <text:p text:style-name="P3">Sistem de <text:soft-page-break/>Fişiere</text:p>
          </table:table-cell>
          <table:table-cell table:style-name="Table61.A1" office:value-type="string">
            <text:p text:style-name="P3">Comanda pentru <text:soft-page-break/>Creare</text:p>
          </table:table-cell>
        </table:table-row>
        <table:table-row table:style-name="Table61.1">
          <table:table-cell table:style-name="Table61.A1" office:value-type="string">
            <text:p text:style-name="P5">ext2</text:p>
          </table:table-cell>
          <table:table-cell table:style-name="Table61.A1" office:value-type="string">
            <text:p text:style-name="P5"><text:span text:style-name="code">mke2fs</text:span></text:p>
          </table:table-cell>
        </table:table-row>
        <table:table-row table:style-name="Table61.1">
          <table:table-cell table:style-name="Table61.A1" office:value-type="string">
            <text:p text:style-name="P5">ext3</text:p>
          </table:table-cell>
          <table:table-cell table:style-name="Table61.A1" office:value-type="string">
            <text:p text:style-name="P5"><text:span text:style-name="code">mke2fs -j</text:span></text:p>
          </table:table-cell>
        </table:table-row>
        <table:table-row table:style-name="Table61.1">
          <table:table-cell table:style-name="Table61.A1" office:value-type="string">
            <text:p text:style-name="P5">reiserfs</text:p>
          </table:table-cell>
          <table:table-cell table:style-name="Table61.A1" office:value-type="string">
            <text:p text:style-name="P5"><text:span text:style-name="code">mkreiserfs</text:span></text:p>
          </table:table-cell>
        </table:table-row>
        <table:table-row table:style-name="Table61.1">
          <table:table-cell table:style-name="Table61.A1" office:value-type="string">
            <text:p text:style-name="P5">xfs</text:p>
          </table:table-cell>
          <table:table-cell table:style-name="Table61.A1" office:value-type="string">
            <text:p text:style-name="P5"><text:span text:style-name="code">mkfs.xfs</text:span></text:p>
          </table:table-cell>
        </table:table-row>
        <table:table-row table:style-name="Table61.1">
          <table:table-cell table:style-name="Table61.A1" office:value-type="string">
            <text:p text:style-name="P5">jfs</text:p>
          </table:table-cell>
          <table:table-cell table:style-name="Table61.A1" office:value-type="string">
            <text:p text:style-name="P5"><text:span text:style-name="code">mkfs.jfs</text:span></text:p>
          </table:table-cell>
        </table:table-row>
      </table:table>
      <text:p text:style-name="Normal_20__28_Web_29_">Spre exemplu, pentru a avea partiţia de boot (<text:span text:style-name="path">/dev/hda1</text:span> în exemplul nostru) ca ext2 şi partiţia rădăcină (<text:span text:style-name="path">/dev/hda3</text:span> în exemplul nostru) ca ext3 (ca în exemplul nostru), ar trebui să utilizaţi: </text:p>
      <table:table table:name="Table62" table:style-name="Table62">
        <table:table-column table:style-name="Table62.A"/>
        <table:table-row table:style-name="Table62.1">
          <table:table-cell table:style-name="Table62.A1" office:value-type="string">
            <text:p text:style-name="P1"><text:bookmark text:name="book_part1_chap4__chap4_pre1"/>Cod 4.1: Aplicarea unui sistem de fişiere pe o partiţie</text:p>
          </table:table-cell>
        </table:table-row>
        <table:table-row table:style-name="Table62.1">
          <table:table-cell table:style-name="Table62.A2" office:value-type="string">
            <text:p text:style-name="HTML_20_Preformatted"># <text:span text:style-name="code-input">mke2fs /dev/hda1</text:span></text:p>
            <text:p text:style-name="HTML_20_Preformatted"># <text:span text:style-name="code-input">mke2fs -j /dev/hda3</text:span></text:p>
          </table:table-cell>
        </table:table-row>
      </table:table>
      <text:p text:style-name="Normal_20__28_Web_29_">Acum creaţi sistemele de fişiere pe partiţiile (sau volumele logice) nou create. </text:p>
      <text:p text:style-name="secthead"><text:bookmark-start text:name="book_part1_chap4__chap4_sect4"/>Activarea Partiţiei Swap<text:bookmark-end text:name="book_part1_chap4__chap4_sect4"/></text:p>
      <text:p text:style-name="Normal_20__28_Web_29_"><text:span text:style-name="code">mkswap</text:span> este comanda utilizată pentru a iniţializa partiţiile swap: </text:p>
      <table:table table:name="Table63" table:style-name="Table63">
        <table:table-column table:style-name="Table63.A"/>
        <table:table-row table:style-name="Table63.1">
          <table:table-cell table:style-name="Table63.A1" office:value-type="string">
            <text:p text:style-name="P1"><text:bookmark text:name="book_part1_chap4__chap4_pre2"/>Cod 4.2: Crearea unei semnături Swap</text:p>
          </table:table-cell>
        </table:table-row>
        <table:table-row table:style-name="Table63.1">
          <table:table-cell table:style-name="Table63.A2" office:value-type="string">
            <text:p text:style-name="HTML_20_Preformatted"># <text:span text:style-name="code-input">mkswap /dev/hda2</text:span></text:p>
          </table:table-cell>
        </table:table-row>
      </table:table>
      <text:p text:style-name="Normal_20__28_Web_29_">Pentru a activa partiţia swap, utilizaţi <text:span text:style-name="code">swapon</text:span>: </text:p>
      <table:table table:name="Table64" table:style-name="Table64">
        <table:table-column table:style-name="Table64.A"/>
        <table:table-row table:style-name="Table64.1">
          <table:table-cell table:style-name="Table64.A1" office:value-type="string">
            <text:p text:style-name="P1"><text:bookmark text:name="book_part1_chap4__chap4_pre3"/>Cod 4.3: Activarea partiţiei swap</text:p>
          </table:table-cell>
        </table:table-row>
        <table:table-row table:style-name="Table64.1">
          <table:table-cell table:style-name="Table64.A2" office:value-type="string">
            <text:p text:style-name="HTML_20_Preformatted"># <text:span text:style-name="code-input">swapon /dev/hda2</text:span></text:p>
          </table:table-cell>
        </table:table-row>
      </table:table>
      <text:p text:style-name="Normal_20__28_Web_29_">Creaţi şi activaţi partiţia swap utilizând comenzile menţionate anterior. </text:p>
      <text:p text:style-name="chaphead"><text:bookmark text:name="book_part1_chap4__chap5"/><text:span text:style-name="chapnum">4.e. </text:span>Mount-area</text:p>
      <text:p text:style-name="Normal_20__28_Web_29_">Acum ca partiţiile dvs. sunt iniţializate şi găzduiesc un sistem de fişiere, este timpul să mount-aţi aceste partiţii. Utilizaţi comanda <text:span text:style-name="code">mount</text:span>. Nu uitaţi să creaţi directoarele de mount pentru fiecare partiţie creată. Ca un exemplu, vom mount-a partiţiile rădăcină şi de boot: </text:p>
      <table:table table:name="Table65" table:style-name="Table65">
        <table:table-column table:style-name="Table65.A"/>
        <text:soft-page-break/>
        <table:table-row table:style-name="Table65.1">
          <table:table-cell table:style-name="Table65.A1" office:value-type="string">
            <text:p text:style-name="P1"><text:bookmark text:name="book_part1_chap4__chap5_pre1"/>Cod 5.1: Mount-area partiţiilor</text:p>
          </table:table-cell>
        </table:table-row>
        <table:table-row table:style-name="Table65.1">
          <table:table-cell table:style-name="Table65.A2" office:value-type="string">
            <text:p text:style-name="HTML_20_Preformatted"># <text:span text:style-name="code-input">mount /dev/hda3 /mnt/gentoo</text:span></text:p>
            <text:p text:style-name="HTML_20_Preformatted"># <text:span text:style-name="code-input">mkdir /mnt/gentoo/boot</text:span></text:p>
            <text:p text:style-name="HTML_20_Preformatted"># <text:span text:style-name="code-input">mount /dev/hda1 /mnt/gentoo/boot</text:span></text:p>
          </table:table-cell>
        </table:table-row>
      </table:table>
      <text:p text:style-name="Standard"/>
      <table:table table:name="Table66" table:style-name="Table66">
        <table:table-column table:style-name="Table66.A"/>
        <table:table-row table:style-name="Table66.1">
          <table:table-cell table:style-name="Table66.A1" office:value-type="string">
            <text:p text:style-name="P2"><text:span text:style-name="T2">Notă: </text:span>Dacă doriţi ca directorul <text:span text:style-name="path">/tmp</text:span> să se afle pe o partiţie separată, asiguraţi-vă că îi schimbaţi permisiunile după mount-are: <text:span text:style-name="code">chmod 1777 /mnt/gentoo/tmp</text:span>. Aceasta este valabil şi pentru <text:span text:style-name="path">/var/tmp</text:span>. </text:p>
          </table:table-cell>
        </table:table-row>
      </table:table>
      <text:p text:style-name="Normal_20__28_Web_29_">Trebuie, de asemenea, să utilizăm mount pentru sistemul de fişiere proc (o interfaţă virtuală cu kernel-ul) în <text:span text:style-name="path">/proc</text:span>. Dar, mai întâi va trebui să stocăm fişierele noastre pe partiţii. </text:p>
      <text:p text:style-name="Normal_20__28_Web_29_">Continuaţi cu <text:a xlink:type="simple" xlink:href="http://www.gentoo.org/doc/ro/handbook/handbook-x86.xml?full=1#book_part1_chap5"><text:span text:style-name="Internet_20_link">Instalarea Fişierelor de Instalare Gentoo</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Heading_20_3" style:display-name="Heading 3" style:family="paragraph" style:parent-style-name="Standard" style:next-style-name="Text_20_body" style:default-outline-level="3" style:class="text">
      <style:paragraph-properties fo:margin-top="0.494cm" fo:margin-bottom="0.494cm" fo:line-height="100%"/>
      <style:text-properties style:font-name="Times New Roman" fo:font-size="13.5pt" fo:font-weight="bold" style:font-name-asian="Times New Roman" style:font-size-asian="13.5pt" style:font-weight-asian="bold" style:font-name-complex="Times New Roman" style:font-size-complex="13.5pt" style:font-weight-complex="bold"/>
    </style:style>
    <style:style style:name="chaphead"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secthead"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codetitle"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HTML_20_Preformatted" style:display-name="HTML Preformatted" style:family="paragraph" style:parent-style-name="Standard">
      <style:paragraph-properties fo:margin-top="0cm" fo:margin-bottom="0cm" fo:line-height="100%"/>
      <style:text-properties style:font-name="Courier New" fo:font-size="10pt" style:font-name-asian="Times New Roman" style:font-size-asian="10pt" style:font-name-complex="Courier New" style:font-size-complex="10pt"/>
    </style:style>
    <style:style style:name="note" style:family="paragraph" style:parent-style-name="Standard">
      <style:paragraph-properties fo:margin-top="0.494cm" fo:margin-bottom="0.494cm" fo:line-height="100%"/>
      <style:text-properties style:font-name="Times New Roman" fo:font-size="12pt" style:font-name-asian="Times New Roman" style:font-size-asian="12pt" style:font-name-complex="Times New Roman" style:font-size-complex="12pt"/>
    </style:style>
    <style:style style:name="Internet_20_link" style:display-name="Internet link" style:family="text">
      <style:text-properties fo:color="#0000ff" style:text-underline-style="solid" style:text-underline-width="auto" style:text-underline-color="font-color"/>
    </style:style>
    <style:style style:name="Default_20_Paragraph_20_Font" style:display-name="Default Paragraph Font" style:family="text"/>
    <style:style style:name="chapnum" style:family="text" style:parent-style-name="Default_20_Paragraph_20_Font"/>
    <style:style style:name="Emphasis1" style:family="text" style:parent-style-name="Default_20_Paragraph_20_Font"/>
    <style:style style:name="path" style:family="text" style:parent-style-name="Default_20_Paragraph_20_Font"/>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WW8Num9z2" style:family="text">
      <style:text-properties style:font-name="Wingdings" fo:font-size="10pt" style:font-size-asian="10pt" style:font-name-complex="Wingdings"/>
    </style:style>
    <style:style style:name="code-input" style:family="text" style:parent-style-name="Default_20_Paragraph_20_Font"/>
    <style:style style:name="code-comment" style:family="text" style:parent-style-name="Default_20_Paragraph_20_Font"/>
    <style:style style:name="code"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8T21:36:18</meta:creation-date>
    <dc:date>2013-03-08T21:36:41</dc:date>
    <meta:editing-duration>P0D</meta:editing-duration>
    <meta:editing-cycles>1</meta:editing-cycles>
    <meta:document-statistic meta:table-count="19" meta:image-count="0" meta:object-count="0" meta:page-count="10" meta:paragraph-count="198" meta:word-count="2836" meta:character-count="18103" meta:non-whitespace-character-count="14938"/>
    <meta:generator>LibreOffice/3.5$Linux_X86_64 LibreOffice_project/350m1$Build-2</meta:generator>
  </office:meta>
</office:document-meta>
</file>